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st of links</text:p>
      <text:p text:style-name="p">This document is for testing different types of links in order to test check links</text:p>
      <text:p text:style-name="p"><text:a xlink:type="simple" xlink:href="http://localhost:8000/packages/check_links/media/media_file.odt">media file.odt</text:a></text:p>
      <text:p text:style-name="p"><text:a xlink:type="simple" xlink:href="http://www.lipsum.cin/">Lorem ipsum</text:a> dolor sit amet, consectetuer adipiscing elit. Aliquam eleifend est ac mauris. Curabitur ornare odio sed elit. Cum sociis natoque penatibus et magnis dis parturient montes, nascetur ridiculus mus. Vivamus magna. Nulla facilisi. Curabitur justo erat, adipiscing in, hendrerit sit amet, tristique vitae, lorem. Vestibulum ut diam eget nunc porttitor fringilla. Proin dapibus nonummy purus. Vestibulum ante ipsum primis in faucibus orci luctus et ultrices posuere cubilia Curae; Maecenas a ligula eget lorem varius egestas. Aenean pretium viverra mi. Nulla facilisi. Nullam porta tellus. Nulla nulla.</text:p>
      <text:p text:style-name="p">Morbi a risus. Vivamus at elit malesuada felis porttitor dictum. Vivamus accumsan, erat et blandit convallis, diam urna placerat risus, faucibus eleifend lacus nisl condimentum dolor. Aliquam euismod ullamcorper magna. Vivamus ligula elit, fermentum eget, mollis vel, tincidunt quis, arcu. Nulla gravida. Suspendisse venenatis nibh at ligula. Phasellus quis ante et enim lobortis dictum. Cras sagittis diam ut nunc porttitor volutpat. </text:p>
      <text:list xml:id="list1716443375" text:style-name="li1b">
        <text:list-item>
          <text:p text:style-name="li1b"><text:a xlink:type="simple" xlink:href="http://ice.usq.edu.au/">ICE</text:a></text:p>
        </text:list-item>
        <text:list-item>
          <text:p text:style-name="li1b"><text:a xlink:type="simple" xlink:href="http://www.usq.edu.au/">USQ</text:a></text:p>
        </text:list-item>
      </text:list>
      <text:p text:style-name="p">Praesent mauris. Phasellus consectetuer enim vel purus. Mauris ornare nibh quis purus. Vivamus orci pede, accumsan nec, pharetra convallis, luctus vitae, metus. Phasellus orci purus, feugiat id, rhoncus id, scelerisque quis, urna. Etiam tristique aliquam metus. Vestibulum lobortis, mi eget faucibus mattis, magna sem lobortis nibh, quis luctus ante metus ut enim.</text:p>
      <text:p text:style-name="bq1">Suspendisse sed odio. Integer ante. Ut sit amet mi. Aliquam eu nisi et turpis aliquam tempor. Vestibulum ante ipsum primis in faucibus orci luctus et ultrices posuere cubilia Curae; Aenean rutrum nisi ac turpis. Pellentesque libero. Phasellus ullamcorper, nibh nec ultricies auctor, pede nisl rutrum eros, eget sollicitudin est tellus vitae quam. Duis venenatis dolor sit amet metus. Suspendisse pot<text:span text:style-name="i-b">enti. </text:span><text:a xlink:type="simple" xlink:href="http://www.lipsum.com/"><text:span text:style-name="i-b">lipsum.com</text:span></text:a><text:span text:style-name="i-b"> fgdf</text:span>g</text:p>
      <text:p text:style-name="p">Nullam enim metus, cursus vitae, venenatis et, blandit nec, diam. Vivamus eu nisl commodo dolor euismod lobortis. Sed posuere nulla quis arcu. Aenean ultrices, est id viverra molestie, lectus massa vehicula sapien, id laoreet metus diam vitae nisi. Vestibulum ante ipsum primis in faucibus orci luctus et ultrices posuere cubilia Curae; Suspendisse ultrices purus id elit. Curabitur auctor, mi non sagittis convallis, lectus lorem malesuada tortor, ut consectetuer ante elit eget sem. Donec vestibulum. Mauris enim. Phasellus elementum. </text:p>
      <text:p text:style-name="p">Invalid internal link</text:p>
      <text:p text:style-name="p"><text:a xlink:type="simple" xlink:href="http://localhost:8000/packages/check_links/missing.htm">http://localhost:8000/packages/check_links/missing.htm</text:a></text:p>
      <text:p text:style-name="p"><text:a xlink:type="simple" xlink:href="http://localhost:8000/edit-config">http://localhost:8000/edit-config</text:a></text:p>
      <text:p text:style-name="p">text <text:a xlink:type="simple" xlink:href="http://localhost:8000/packages/check_links/missing.htm"><text:span text:style-name="T1">http://localhost:8000/packages/check_links/missing.htm</text:span></text:a>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Links</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Links</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Links</dc:title>
    <meta:initial-creator>Daniel de Byl</meta:initial-creator>
    <meta:creation-date>2007-02-05T13:22:46</meta:creation-date>
    <dc:date>2009-04-17T14:35:24</dc:date>
    <dc:language>en-US</dc:language>
    <meta:editing-cycles>10</meta:editing-cycles>
    <meta:editing-duration>PT00H19M01S</meta:editing-duration>
    <meta:document-statistic meta:table-count="48" meta:image-count="0" meta:object-count="0" meta:page-count="1" meta:paragraph-count="66" meta:word-count="422" meta:character-count="2794"/>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